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cademy Engraved LET" svg:font-family="'Academy Engraved LET'" style:font-pitch="variable"/>
    <style:font-face style:name="Arial" svg:font-family="Arial" style:font-family-generic="roman" style:font-pitch="variable"/>
    <style:font-face style:name="Arial Black" svg:font-family="'Arial Black'" style:font-pitch="variable"/>
    <style:font-face style:name="Arial1" svg:font-family="Arial" style:font-family-generic="system" style:font-pitch="variable"/>
    <style:font-face style:name="Chalkboard" svg:font-family="Chalkboard" style:font-pitch="variable"/>
    <style:font-face style:name="Copperplate" svg:font-family="Copperplate" style:font-pitch="variable"/>
    <style:font-face style:name="Futura" svg:font-family="Futura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arker Felt" svg:font-family="'Marker Felt'" style:font-pitch="variable"/>
    <style:font-face style:name="Miriam Mono CLM" svg:font-family="'Miriam Mono CLM'" style:font-pitch="variable"/>
    <style:font-face style:name="Press Start 2P" svg:font-family="'Press Start 2P'" style:font-family-generic="roman" style:font-pitch="variable"/>
    <style:font-face style:name="Press Start 2P1" svg:font-family="'Press Start 2P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Table1" style:family="table" style:master-page-name="Standard">
      <style:table-properties style:width="8.4903in" fo:margin-top="0in" fo:margin-bottom="0in" style:page-number="1" table:align="center"/>
    </style:style>
    <style:style style:name="Table1.A" style:family="table-column">
      <style:table-column-properties style:column-width="2.8299in"/>
    </style:style>
    <style:style style:name="Table1.C" style:family="table-column">
      <style:table-column-properties style:column-width="2.8306in"/>
    </style:style>
    <style:style style:name="Table1.1" style:family="table-row">
      <style:table-row-properties style:min-row-height="1.2333in" fo:keep-together="auto"/>
    </style:style>
    <style:style style:name="Table1.A1" style:family="table-cell">
      <style:table-cell-properties style:vertical-align="middle" fo:padding="0in" fo:border="1pt solid #000000"/>
    </style:style>
    <style:style style:name="Table1.B1" style:family="table-cell">
      <style:table-cell-properties fo:padding="0in" fo:border="1pt solid #000000"/>
    </style:style>
    <style:style style:name="Table1.C1" style:family="table-cell">
      <style:table-cell-properties fo:padding="0in" fo:border="1pt solid #000000"/>
    </style:style>
    <style:style style:name="Table1.A2" style:family="table-cell">
      <style:table-cell-properties fo:padding="0in" fo:border="1pt solid #000000"/>
    </style:style>
    <style:style style:name="Table1.B2" style:family="table-cell">
      <style:table-cell-properties fo:padding="0in" fo:border="1pt solid #000000"/>
    </style:style>
    <style:style style:name="Table1.C2" style:family="table-cell">
      <style:table-cell-properties fo:padding="0in" fo:border="1pt solid #000000"/>
    </style:style>
    <style:style style:name="Table2" style:family="table">
      <style:table-properties style:width="8.4903in" fo:margin-top="0in" fo:margin-bottom="0in" table:align="center"/>
    </style:style>
    <style:style style:name="Table2.A" style:family="table-column">
      <style:table-column-properties style:column-width="2.8299in"/>
    </style:style>
    <style:style style:name="Table2.C" style:family="table-column">
      <style:table-column-properties style:column-width="2.8306in"/>
    </style:style>
    <style:style style:name="Table2.1" style:family="table-row">
      <style:table-row-properties style:min-row-height="1.2333in" fo:keep-together="auto"/>
    </style:style>
    <style:style style:name="Table2.A1" style:family="table-cell">
      <style:table-cell-properties style:vertical-align="middle" fo:padding="0in" fo:border="1pt solid #000000"/>
    </style:style>
    <style:style style:name="Table2.B1" style:family="table-cell">
      <style:table-cell-properties fo:padding="0in" fo:border="1pt solid #000000"/>
    </style:style>
    <style:style style:name="Table2.C1" style:family="table-cell">
      <style:table-cell-properties fo:padding="0in" fo:border="1pt solid #000000"/>
    </style:style>
    <style:style style:name="Table2.A2" style:family="table-cell">
      <style:table-cell-properties fo:padding="0in" fo:border="1pt solid #000000"/>
    </style:style>
    <style:style style:name="Table2.B2" style:family="table-cell">
      <style:table-cell-properties fo:padding="0in" fo:border="1pt solid #000000"/>
    </style:style>
    <style:style style:name="Table2.C2" style:family="table-cell">
      <style:table-cell-properties fo:padding="0in" fo:border="1pt solid #000000"/>
    </style:style>
    <style:style style:name="Table3" style:family="table">
      <style:table-properties style:width="8.4903in" fo:margin-top="0in" fo:margin-bottom="0in" table:align="center"/>
    </style:style>
    <style:style style:name="Table3.A" style:family="table-column">
      <style:table-column-properties style:column-width="2.8299in"/>
    </style:style>
    <style:style style:name="Table3.C" style:family="table-column">
      <style:table-column-properties style:column-width="2.8306in"/>
    </style:style>
    <style:style style:name="Table3.1" style:family="table-row">
      <style:table-row-properties style:min-row-height="1.2333in" fo:keep-together="auto"/>
    </style:style>
    <style:style style:name="Table3.A1" style:family="table-cell">
      <style:table-cell-properties style:vertical-align="middle" fo:padding="0in" fo:border="1pt solid #000000"/>
    </style:style>
    <style:style style:name="Table3.B1" style:family="table-cell">
      <style:table-cell-properties fo:padding="0in" fo:border="1pt solid #000000"/>
    </style:style>
    <style:style style:name="Table3.C1" style:family="table-cell">
      <style:table-cell-properties fo:padding="0in" fo:border="1pt solid #000000"/>
    </style:style>
    <style:style style:name="Table3.A2" style:family="table-cell">
      <style:table-cell-properties fo:padding="0in" fo:border="1pt solid #000000"/>
    </style:style>
    <style:style style:name="Table3.B2" style:family="table-cell">
      <style:table-cell-properties fo:padding="0in" fo:border="1pt solid #000000"/>
    </style:style>
    <style:style style:name="Table3.C2" style:family="table-cell">
      <style:table-cell-properties fo:padding="0in" fo:border="1pt solid #000000"/>
    </style:style>
    <style:style style:name="Table4" style:family="table">
      <style:table-properties style:width="8.4903in" fo:margin-top="0in" fo:margin-bottom="0in" fo:break-before="page" table:align="center"/>
    </style:style>
    <style:style style:name="Table4.A" style:family="table-column">
      <style:table-column-properties style:column-width="2.8299in"/>
    </style:style>
    <style:style style:name="Table4.C" style:family="table-column">
      <style:table-column-properties style:column-width="2.8306in"/>
    </style:style>
    <style:style style:name="Table4.1" style:family="table-row">
      <style:table-row-properties style:min-row-height="1.2333in" fo:keep-together="auto"/>
    </style:style>
    <style:style style:name="Table4.A1" style:family="table-cell">
      <style:table-cell-properties fo:padding="0in" fo:border-left="1pt solid #000000" fo:border-right="none" fo:border-top="1pt solid #000000" fo:border-bottom="1pt solid #000000"/>
    </style:style>
    <style:style style:name="Table4.C1" style:family="table-cell">
      <style:table-cell-properties fo:padding="0in" fo:border="1pt solid #000000"/>
    </style:style>
    <style:style style:name="Table4.A2" style:family="table-cell">
      <style:table-cell-properties fo:padding="0in" fo:border-left="1pt solid #000000" fo:border-right="none" fo:border-top="none" fo:border-bottom="1pt solid #000000"/>
    </style:style>
    <style:style style:name="Table4.C2" style:family="table-cell">
      <style:table-cell-properties fo:padding="0in" fo:border-left="1pt solid #000000" fo:border-right="1pt solid #000000" fo:border-top="none" fo:border-bottom="1pt solid #000000"/>
    </style:style>
    <style:style style:name="Table5" style:family="table">
      <style:table-properties style:width="8.4903in" fo:margin-top="0in" fo:margin-bottom="0in" table:align="center"/>
    </style:style>
    <style:style style:name="Table5.A" style:family="table-column">
      <style:table-column-properties style:column-width="2.8299in"/>
    </style:style>
    <style:style style:name="Table5.C" style:family="table-column">
      <style:table-column-properties style:column-width="2.8306in"/>
    </style:style>
    <style:style style:name="Table5.1" style:family="table-row">
      <style:table-row-properties style:min-row-height="1.2333in" fo:keep-together="auto"/>
    </style:style>
    <style:style style:name="Table5.A1" style:family="table-cell">
      <style:table-cell-properties fo:padding="0in" fo:border="1pt solid #000000"/>
    </style:style>
    <style:style style:name="Table6" style:family="table">
      <style:table-properties style:width="8.4896in" fo:margin-left="0in" fo:margin-top="0in" fo:margin-bottom="0in" table:align="left"/>
    </style:style>
    <style:style style:name="Table6.A" style:family="table-column">
      <style:table-column-properties style:column-width="2.8299in"/>
    </style:style>
    <style:style style:name="Table6.1" style:family="table-row">
      <style:table-row-properties style:min-row-height="1.2333in" fo:keep-together="auto"/>
    </style:style>
    <style:style style:name="Table6.A1" style:family="table-cell">
      <style:table-cell-properties fo:padding="0in" fo:border="1pt solid #000000"/>
    </style:style>
    <style:style style:name="P1" style:family="paragraph" style:parent-style-name="Standard">
      <style:paragraph-properties fo:line-height="100%" fo:text-align="center" style:justify-single-word="false" fo:orphans="0" fo:widows="0"/>
      <style:text-properties style:font-name="Liberation Sans"/>
    </style:style>
    <style:style style:name="P2" style:family="paragraph" style:parent-style-name="Standard">
      <style:paragraph-properties fo:line-height="100%" fo:orphans="0" fo:widows="0"/>
      <style:text-properties style:font-name="Liberation Sans"/>
    </style:style>
    <style:style style:name="P3" style:family="paragraph" style:parent-style-name="Standard">
      <style:paragraph-properties fo:line-height="100%" fo:orphans="0" fo:widows="0"/>
      <style:text-properties style:font-name="Liberation Sans" fo:font-size="8pt" style:font-name-asian="Roboto1" style:font-size-asian="8pt" style:font-name-complex="Roboto1" style:font-size-complex="8pt"/>
    </style:style>
    <style:style style:name="P4" style:family="paragraph" style:parent-style-name="Standard">
      <style:paragraph-properties fo:line-height="100%" fo:orphans="0" fo:widows="0"/>
      <style:text-properties style:font-name="Liberation Sans" fo:font-size="10pt" fo:font-weight="bold" style:font-name-asian="Roboto1" style:font-size-asian="10pt" style:font-weight-asian="bold" style:font-name-complex="Roboto1" style:font-size-complex="10pt"/>
    </style:style>
    <style:style style:name="P5" style:family="paragraph" style:parent-style-name="Standard">
      <style:text-properties style:font-name="Liberation Sans" style:font-name-asian="Roboto1" style:font-name-complex="Roboto1"/>
    </style:style>
    <style:style style:name="P6" style:family="paragraph" style:parent-style-name="Standard">
      <style:paragraph-properties fo:line-height="100%" fo:text-align="center" style:justify-single-word="false" fo:orphans="0" fo:widows="0"/>
      <style:text-properties style:font-name="Chalkboard"/>
    </style:style>
    <style:style style:name="P7" style:family="paragraph" style:parent-style-name="Standard">
      <style:paragraph-properties fo:line-height="100%" fo:orphans="0" fo:widows="0"/>
      <style:text-properties style:font-name="Liberation Sans" style:font-name-asian="Roboto1" style:font-name-complex="Roboto1"/>
    </style:style>
    <style:style style:name="P8" style:family="paragraph" style:parent-style-name="Standard">
      <style:paragraph-properties fo:line-height="100%" fo:orphans="0" fo:widows="0"/>
      <style:text-properties style:font-name="Liberation Sans" fo:font-size="9pt" style:font-name-asian="Roboto1" style:font-size-asian="9pt" style:font-name-complex="Roboto1" style:font-size-complex="9pt"/>
    </style:style>
    <style:style style:name="P9" style:family="paragraph" style:parent-style-name="Standard">
      <style:text-properties style:font-name="Liberation Sans"/>
    </style:style>
    <style:style style:name="T1" style:family="text">
      <style:text-properties style:font-name="Chalkboard" fo:font-size="22pt" fo:font-weight="bold" style:font-name-asian="Press Start 2P1" style:font-size-asian="22pt" style:font-weight-asian="bold" style:font-name-complex="Press Start 2P1" style:font-size-complex="22pt" style:font-weight-complex="bold"/>
    </style:style>
    <style:style style:name="T2" style:family="text">
      <style:text-properties style:font-name-asian="Roboto1" style:font-name-complex="Roboto1"/>
    </style:style>
    <style:style style:name="T3" style:family="text">
      <style:text-properties style:font-name="Chalkboard" fo:font-size="9pt" style:font-name-asian="Roboto1" style:font-size-asian="9pt" style:font-name-complex="Roboto1" style:font-size-complex="9pt"/>
    </style:style>
    <style:style style:name="T4" style:family="text">
      <style:text-properties fo:font-size="9pt" style:font-name-asian="Roboto1" style:font-size-asian="9pt" style:font-name-complex="Roboto1" style:font-size-complex="9pt"/>
    </style:style>
    <style:style style:name="T5" style:family="text">
      <style:text-properties fo:font-size="10pt" fo:font-weight="bold" style:font-name-asian="Roboto1" style:font-size-asian="10pt" style:font-weight-asian="bold" style:font-name-complex="Roboto1" style:font-size-complex="10pt"/>
    </style:style>
    <style:style style:name="T6" style:family="text">
      <style:text-properties fo:font-size="8pt" style:font-name-asian="Roboto1" style:font-size-asian="8pt" style:font-name-complex="Roboto1" style:font-size-complex="8pt"/>
    </style:style>
    <style:style style:name="T7" style:family="text">
      <style:text-properties fo:font-weight="bold" style:font-name-asian="Roboto1" style:font-weight-asian="bold" style:font-name-complex="Roboto1"/>
    </style:style>
    <style:style style:name="T8" style:family="text">
      <style:text-properties fo:font-size="8pt" fo:font-style="italic" style:font-name-asian="Roboto1" style:font-size-asian="8pt" style:font-style-asian="italic" style:font-name-complex="Roboto1" style:font-size-complex="8pt"/>
    </style:style>
    <style:style style:name="T9" style:family="text">
      <style:text-properties fo:font-size="8pt" fo:font-weight="bold" style:font-name-asian="Roboto1" style:font-size-asian="8pt" style:font-weight-asian="bold" style:font-name-complex="Roboto1" style:font-size-complex="8pt"/>
    </style:style>
    <style:style style:name="T10" style:family="text">
      <style:text-properties fo:font-size="22pt" fo:font-weight="bold" style:font-name-asian="Press Start 2P1" style:font-size-asian="22pt" style:font-weight-asian="bold" style:font-name-complex="Press Start 2P1" style:font-size-complex="2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1"><text:span text:style-name="T1">SAINTSays</text:span><text:span text:style-name="T2"><text:line-break/></text:span><text:span text:style-name="T3">By</text:span><text:span text:style-name="T4"> </text:span><text:span text:style-name="T3">Durkinza</text:span></text:p>
          </table:table-cell>
          <table:table-cell table:style-name="Table1.B1" office:value-type="string">
            <text:p text:style-name="P2"><text:span text:style-name="T5">MODES</text:span><text:span text:style-name="T2"><text:line-break/></text:span><text:span text:style-name="T6">The Badge has 4 modes:<text:line-break/>Sleep, Game, Settings, and Party</text:span></text:p>
            <text:p text:style-name="P3"><text:line-break/>When first booted, the badge goes into Sleep Mode.</text:p>
          </table:table-cell>
          <table:table-cell table:style-name="Table1.C1" office:value-type="string">
            <text:p text:style-name="P4">SLEEP MODE</text:p>
            <text:p text:style-name="P3">Sleep Mode is the default mode of this badge. <text:line-break/>After your first game, this mode will display your score in binary on the LEDs (in Little Endian).<text:line-break/><text:line-break/>(A new badge will have a score of 0, so no LEDS on)</text:p>
          </table:table-cell>
        </table:table-row>
        <table:table-row table:style-name="Table1.1">
          <table:table-cell table:style-name="Table1.A2" office:value-type="string">
            <text:p text:style-name="P4">GAME MODE</text:p>
            <text:p text:style-name="P3">Game Mode can be entered by pushing any individual button while in Sleep Mode.</text:p>
            <text:p text:style-name="P3"><text:line-break/>Press the outside buttons simultaneously to return to Sleep Mode. <text:line-break/>If nothing is pressed for 60 seconds, the badge will return to Sleep Mode. </text:p>
          </table:table-cell>
          <table:table-cell table:style-name="Table1.B2" office:value-type="string">
            <text:p text:style-name="P2"><text:span text:style-name="T5">GAME MODE</text:span><text:span text:style-name="T7"> </text:span><text:span text:style-name="T4">Cont’d.</text:span></text:p>
            <text:p text:style-name="P2"><text:span text:style-name="T6">The game is </text:span><text:span text:style-name="T8">Simon Says</text:span><text:span text:style-name="T6">, where the badge will flash a pattern of LEDs and wait for you to repeat the pattern. Each successful round will increase the pattern's length. </text:span></text:p>
            <text:p text:style-name="P2"><text:span text:style-name="T6"><text:line-break/>When an incorrect pattern is entered, the badge will flash. If you get a new high score, the badge will save this locally to its EEPROM</text:span><text:span text:style-name="T4">. </text:span></text:p>
          </table:table-cell>
          <table:table-cell table:style-name="Table1.C2" office:value-type="string">
            <text:p text:style-name="P4">SETTINGS MODE</text:p>
            <text:p text:style-name="P3">To enter Settings Mode, press the outside buttons simultaneously while in Sleep Mode. <text:line-break/>Do this again to return to Sleep Mode.</text:p>
            <text:p text:style-name="P2"><text:span text:style-name="T6">There are 4 settings that can be toggled: <text:line-break/> </text:span><text:span text:style-name="T9">1</text:span><text:span text:style-name="T6">: Show scoreboard in Sleep Mode.<text:line-break/> </text:span><text:span text:style-name="T9">2</text:span><text:span text:style-name="T6">: ! Fast Mode. (Light speed)<text:line-break/> </text:span><text:span text:style-name="T9">3</text:span><text:span text:style-name="T6">: ! Chaotic Mode (Hard Mode; no repetitions)<text:line-break/> </text:span><text:span text:style-name="T9">4</text:span><text:span text:style-name="T6">: ! Boot to Party Mode</text:span></text:p>
          </table:table-cell>
        </table:table-row>
      </table:table>
      <text:p text:style-name="P5"/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6"><text:span text:style-name="T10">SAINTSays</text:span><text:span text:style-name="T2"><text:line-break/></text:span><text:span text:style-name="T4">By Durkinza</text:span></text:p>
          </table:table-cell>
          <table:table-cell table:style-name="Table2.B1" office:value-type="string">
            <text:p text:style-name="P2"><text:span text:style-name="T5">MODES</text:span><text:span text:style-name="T2"><text:line-break/></text:span><text:span text:style-name="T6">The Badge has 4 modes:<text:line-break/>Sleep, Game, Settings, and Party</text:span></text:p>
            <text:p text:style-name="P3"><text:line-break/>When first booted, the badge goes into Sleep Mode.</text:p>
          </table:table-cell>
          <table:table-cell table:style-name="Table2.C1" office:value-type="string">
            <text:p text:style-name="P4">SLEEP MODE</text:p>
            <text:p text:style-name="P3">Sleep Mode is the default mode of this badge. <text:line-break/>After your first game, this mode will display your score in binary on the LEDs (in Little Endian).<text:line-break/><text:line-break/>(A new badge will have a score of 0, so no LEDS on)</text:p>
          </table:table-cell>
        </table:table-row>
        <table:table-row table:style-name="Table2.1">
          <table:table-cell table:style-name="Table2.A2" office:value-type="string">
            <text:p text:style-name="P4">GAME MODE</text:p>
            <text:p text:style-name="P3">Game Mode can be entered by pushing any individual button while in Sleep Mode.</text:p>
            <text:p text:style-name="P3"><text:line-break/>Press the outside buttons simultaneously to return to Sleep Mode. <text:line-break/>If nothing is pressed for 60 seconds, the badge will return to Sleep Mode. </text:p>
          </table:table-cell>
          <table:table-cell table:style-name="Table2.B2" office:value-type="string">
            <text:p text:style-name="P2"><text:span text:style-name="T5">GAME MODE</text:span><text:span text:style-name="T7"> </text:span><text:span text:style-name="T4">Cont’d.</text:span></text:p>
            <text:p text:style-name="P2"><text:span text:style-name="T6">The game is </text:span><text:span text:style-name="T8">Simon Says</text:span><text:span text:style-name="T6">, where the badge will flash a pattern of LEDs and wait for you to repeat the pattern. Each successful round will increase the pattern's length. </text:span></text:p>
            <text:p text:style-name="P2"><text:span text:style-name="T6"><text:line-break/>When an incorrect pattern is entered, the badge will flash. If you get a new high score, the badge will save this locally to its EEPROM</text:span><text:span text:style-name="T4">. </text:span></text:p>
          </table:table-cell>
          <table:table-cell table:style-name="Table2.C2" office:value-type="string">
            <text:p text:style-name="P4">SETTINGS MODE</text:p>
            <text:p text:style-name="P3">To enter Settings Mode, press the outside buttons simultaneously while in Sleep Mode. <text:line-break/>Do this again to return to Sleep Mode.</text:p>
            <text:p text:style-name="P2"><text:span text:style-name="T6">There are 4 settings that can be toggled: <text:line-break/> </text:span><text:span text:style-name="T9">1</text:span><text:span text:style-name="T6">: Show scoreboard in Sleep Mode.<text:line-break/> </text:span><text:span text:style-name="T9">2</text:span><text:span text:style-name="T6">: ! Fast Mode. (Light speed)<text:line-break/> </text:span><text:span text:style-name="T9">3</text:span><text:span text:style-name="T6">: ! Chaotic Mode (Hard Mode; no repetitions)<text:line-break/> </text:span><text:span text:style-name="T9">4</text:span><text:span text:style-name="T6">: ! Boot to Party Mode</text:span></text:p>
          </table:table-cell>
        </table:table-row>
      </table:table>
      <text:p text:style-name="P5"/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6"><text:span text:style-name="T10">SAINTSays</text:span><text:span text:style-name="T2"><text:line-break/></text:span><text:span text:style-name="T4">By Durkinza</text:span></text:p>
          </table:table-cell>
          <table:table-cell table:style-name="Table3.B1" office:value-type="string">
            <text:p text:style-name="P2"><text:span text:style-name="T5">MODES</text:span><text:span text:style-name="T2"><text:line-break/></text:span><text:span text:style-name="T6">The Badge has 4 modes:<text:line-break/>Sleep, Game, Settings, and Party</text:span></text:p>
            <text:p text:style-name="P3"><text:line-break/>When first booted, the badge goes into Sleep Mode.</text:p>
          </table:table-cell>
          <table:table-cell table:style-name="Table3.C1" office:value-type="string">
            <text:p text:style-name="P4">SLEEP MODE</text:p>
            <text:p text:style-name="P3">Sleep Mode is the default mode of this badge. <text:line-break/>After your first game, this mode will display your score in binary on the LEDs (in Little Endian).<text:line-break/><text:line-break/>(A new badge will have a score of 0, so no LEDS on)</text:p>
          </table:table-cell>
        </table:table-row>
        <table:table-row table:style-name="Table3.1">
          <table:table-cell table:style-name="Table3.A2" office:value-type="string">
            <text:p text:style-name="P4">GAME MODE</text:p>
            <text:p text:style-name="P3">Game Mode can be entered by pushing any individual button while in Sleep Mode.</text:p>
            <text:p text:style-name="P3"><text:line-break/>Press the outside buttons simultaneously to return to Sleep Mode. <text:line-break/>If nothing is pressed for 60 seconds, the badge will return to Sleep Mode. </text:p>
          </table:table-cell>
          <table:table-cell table:style-name="Table3.B2" office:value-type="string">
            <text:p text:style-name="P2"><text:span text:style-name="T5">GAME MODE</text:span><text:span text:style-name="T7"> </text:span><text:span text:style-name="T4">Cont’d.</text:span></text:p>
            <text:p text:style-name="P2"><text:span text:style-name="T6">The game is </text:span><text:span text:style-name="T8">Simon Says</text:span><text:span text:style-name="T6">, where the badge will flash a pattern of LEDs and wait for you to repeat the pattern. Each successful round will increase the pattern's length. </text:span></text:p>
            <text:p text:style-name="P2"><text:span text:style-name="T6"><text:line-break/>When an incorrect pattern is entered, the badge will flash. If you get a new high score, the badge will save this locally to its EEPROM</text:span><text:span text:style-name="T4">. </text:span></text:p>
          </table:table-cell>
          <table:table-cell table:style-name="Table3.C2" office:value-type="string">
            <text:p text:style-name="P4">SETTINGS MODE</text:p>
            <text:p text:style-name="P3">To enter Settings Mode, press the outside buttons simultaneously while in Sleep Mode. <text:line-break/>Do this again to return to Sleep Mode.</text:p>
            <text:p text:style-name="P2"><text:span text:style-name="T6">There are 4 settings that can be toggled: <text:line-break/> </text:span><text:span text:style-name="T9">1</text:span><text:span text:style-name="T6">: Show scoreboard in Sleep Mode.<text:line-break/> </text:span><text:span text:style-name="T9">2</text:span><text:span text:style-name="T6">: ! Fast Mode. (Light speed)<text:line-break/> </text:span><text:span text:style-name="T9">3</text:span><text:span text:style-name="T6">: ! Chaotic Mode (Hard Mode; no repetitions)<text:line-break/> </text:span><text:span text:style-name="T9">4</text:span><text:span text:style-name="T6">: ! Boot to Party Mode</text:span></text:p>
          </table:table-cell>
        </table:table-row>
      </table:table>
      <text:p text:style-name="P5"/>
      <text:p text:style-name="P5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2"><text:span text:style-name="T5">SETTINGS MODE</text:span><text:span text:style-name="T7"> </text:span><text:span text:style-name="T6">Cont’d.</text:span></text:p>
            <text:p text:style-name="P3">Each LED represents a setting and lights up when the corresponding setting is enabled.</text:p>
            <text:p text:style-name="P3">Pressing the button below each LED will toggle the corresponding setting.</text:p>
            <text:p text:style-name="P3">Settings are saved when you leave Setting Mode.</text:p>
          </table:table-cell>
          <table:table-cell table:style-name="Table4.A1" office:value-type="string">
            <text:p text:style-name="P4">PARTY MODE</text:p>
            <text:p text:style-name="P3">Party mode can be entered by pressing both inside buttons (2,3) while in the Sleep Mode</text:p>
            <text:p text:style-name="P3"/>
            <text:p text:style-name="P3">Press the outside buttons simultaneously to return to Sleep Mode.</text:p>
          </table:table-cell>
          <table:table-cell table:style-name="Table4.C1" office:value-type="string">
            <text:p text:style-name="P4">RESETTING THE BADGE</text:p>
            <text:p text:style-name="P3">To reset your high score and settings, the badge can be “factory reset”. <text:line-break/>This will set the high score to 0 and default all other settings.</text:p>
            <text:p text:style-name="P3">While in Sleep Mode, hold all 4 buttons for 10 seconds (until the lights flash) to reset the EEPROM.</text:p>
          </table:table-cell>
        </table:table-row>
        <table:table-row table:style-name="Table4.1">
          <table:table-cell table:style-name="Table4.A2" office:value-type="string">
            <text:p text:style-name="P4">I2C</text:p>
            <text:p text:style-name="P3">This badge will listen to the I2C bus as device 0x42 (configurable in code).<text:line-break/><text:line-break/>The first address will return the high score of the badge, and addresses 1,2,3,4 will return the individual highscores. </text:p>
          </table:table-cell>
          <table:table-cell table:style-name="Table4.A2" office:value-type="string">
            <text:p text:style-name="P7"/>
          </table:table-cell>
          <table:table-cell table:style-name="Table4.C2" office:value-type="string">
            <text:p text:style-name="P4">Special Thanks To</text:p>
            <text:p text:style-name="P8">Mav</text:p>
            <text:p text:style-name="P8">Purvesta</text:p>
            <text:p text:style-name="P8">ZestyFE</text:p>
            <text:p text:style-name="P8"/>
            <text:p text:style-name="P8">For helping with the badge.</text:p>
          </table:table-cell>
        </table:table-row>
      </table:table>
      <text:p text:style-name="P5"/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2"><text:span text:style-name="T5">SETTINGS MODE</text:span><text:span text:style-name="T7"> </text:span><text:span text:style-name="T6">Cont’d.</text:span></text:p>
            <text:p text:style-name="P3">Each LED represents a setting and lights up when the corresponding setting is enabled.</text:p>
            <text:p text:style-name="P3">Pressing the button below each LED will toggle the corresponding setting.</text:p>
            <text:p text:style-name="P3">Settings are saved when you leave Setting Mode.</text:p>
          </table:table-cell>
          <table:table-cell table:style-name="Table5.A1" office:value-type="string">
            <text:p text:style-name="P4">PARTY MODE</text:p>
            <text:p text:style-name="P3">Party mode can be entered by pressing both inside buttons (2,3) while in the Sleep Mode</text:p>
            <text:p text:style-name="P3"/>
            <text:p text:style-name="P3">Press the outside buttons simultaneously to return to Sleep Mode.</text:p>
          </table:table-cell>
          <table:table-cell table:style-name="Table5.A1" office:value-type="string">
            <text:p text:style-name="P4">RESETTING THE BADGE</text:p>
            <text:p text:style-name="P3">To reset your high score and settings, the badge can be “factory reset”. <text:line-break/>This will set the high score to 0 and default all other settings.</text:p>
            <text:p text:style-name="P3">While in Sleep Mode, hold all 4 buttons for 10 seconds (until the lights flash) to reset the EEPROM.</text:p>
          </table:table-cell>
        </table:table-row>
        <table:table-row table:style-name="Table5.1">
          <table:table-cell table:style-name="Table5.A1" office:value-type="string">
            <text:p text:style-name="P4">I2C</text:p>
            <text:p text:style-name="P3">This badge will listen to the I2C bus as device 0x42 (configurable in code).<text:line-break/><text:line-break/>The first address will return the high score of the badge, and addresses 1,2,3,4 will return the individual highscores. 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4">Special Thanks To</text:p>
            <text:p text:style-name="P8">Mav</text:p>
            <text:p text:style-name="P8">Purvesta</text:p>
            <text:p text:style-name="P8">ZestyFE</text:p>
            <text:p text:style-name="P8"/>
            <text:p text:style-name="P8">For helping with the badge.</text:p>
          </table:table-cell>
        </table:table-row>
      </table:table>
      <text:p text:style-name="P5"/>
      <table:table table:name="Table6" table:style-name="Table6">
        <table:table-column table:style-name="Table6.A" table:number-columns-repeated="3"/>
        <table:table-row table:style-name="Table6.1">
          <table:table-cell table:style-name="Table6.A1" office:value-type="string">
            <text:p text:style-name="P2"><text:span text:style-name="T5">SETTINGS MODE</text:span><text:span text:style-name="T7"> </text:span><text:span text:style-name="T6">Cont’d.</text:span></text:p>
            <text:p text:style-name="P3">Each LED represents a setting and lights up when the corresponding setting is enabled.</text:p>
            <text:p text:style-name="P3">Pressing the button below each LED will toggle the corresponding setting.</text:p>
            <text:p text:style-name="P3">Settings are saved when you leave Setting Mode.</text:p>
          </table:table-cell>
          <table:table-cell table:style-name="Table6.A1" office:value-type="string">
            <text:p text:style-name="P4">PARTY MODE</text:p>
            <text:p text:style-name="P3">Party mode can be entered by pressing both inside buttons (2,3) while in the Sleep Mode</text:p>
            <text:p text:style-name="P3"/>
            <text:p text:style-name="P3">Press the outside buttons simultaneously to return to Sleep Mode.</text:p>
          </table:table-cell>
          <table:table-cell table:style-name="Table6.A1" office:value-type="string">
            <text:p text:style-name="P4">RESETTING THE BADGE</text:p>
            <text:p text:style-name="P3">To reset your high score and settings, the badge can be “factory reset”. <text:line-break/>This will set the high score to 0 and default all other settings.</text:p>
            <text:p text:style-name="P3">While in Sleep Mode, hold all 4 buttons for 10 seconds (until the lights flash) to reset the EEPROM.</text:p>
          </table:table-cell>
        </table:table-row>
        <table:table-row table:style-name="Table6.1">
          <table:table-cell table:style-name="Table6.A1" office:value-type="string">
            <text:p text:style-name="P4">I2C</text:p>
            <text:p text:style-name="P3">This badge will listen to the I2C bus as device 0x42 (configurable in code).<text:line-break/><text:line-break/>The first address will return the high score of the badge, and addresses 1,2,3,4 will return the individual highscores. </text:p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4">Special Thanks To</text:p>
            <text:p text:style-name="P8">Mav</text:p>
            <text:p text:style-name="P8">Purvesta</text:p>
            <text:p text:style-name="P8">ZestyFE</text:p>
            <text:p text:style-name="P8"/>
            <text:p text:style-name="P8">For helping with the badge.</text:p>
          </table:table-cell>
        </table:table-row>
      </table:table>
      <text:p text:style-name="P5"/>
      <text:p text:style-name="P5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cademy Engraved LET" svg:font-family="'Academy Engraved LET'" style:font-pitch="variable"/>
    <style:font-face style:name="Arial" svg:font-family="Arial" style:font-family-generic="roman" style:font-pitch="variable"/>
    <style:font-face style:name="Arial Black" svg:font-family="'Arial Black'" style:font-pitch="variable"/>
    <style:font-face style:name="Arial1" svg:font-family="Arial" style:font-family-generic="system" style:font-pitch="variable"/>
    <style:font-face style:name="Chalkboard" svg:font-family="Chalkboard" style:font-pitch="variable"/>
    <style:font-face style:name="Copperplate" svg:font-family="Copperplate" style:font-pitch="variable"/>
    <style:font-face style:name="Futura" svg:font-family="Futura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arker Felt" svg:font-family="'Marker Felt'" style:font-pitch="variable"/>
    <style:font-face style:name="Miriam Mono CLM" svg:font-family="'Miriam Mono CLM'" style:font-pitch="variable"/>
    <style:font-face style:name="Press Start 2P" svg:font-family="'Press Start 2P'" style:font-family-generic="roman" style:font-pitch="variable"/>
    <style:font-face style:name="Press Start 2P1" svg:font-family="'Press Start 2P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" style:print-orientation="portrait" fo:margin-top="0in" fo:margin-bottom="0in" fo:margin-left="0in" fo:margin-right="0in" style:writing-mode="lr-tb" style:layout-grid-color="#c0c0c0" style:layout-grid-lines="27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4-08-22T19:44:41.753923428</dc:date>
    <meta:editing-duration>PT1M12S</meta:editing-duration>
    <meta:editing-cycles>1</meta:editing-cycles>
    <meta:document-statistic meta:table-count="6" meta:image-count="0" meta:object-count="0" meta:page-count="2" meta:paragraph-count="93" meta:word-count="1134" meta:character-count="6363" meta:non-whitespace-character-count="5268"/>
  </office:meta>
</office:document-meta>
</file>